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6*"/>
    </style:style>
    <style:style style:name="Table2.C" style:family="table-column">
      <style:table-column-properties style:column-width="2.308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6035in"/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346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1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3.3465in"/>
    </style:style>
    <style:style style:name="Table3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6*"/>
    </style:style>
    <style:style style:name="Table4.C" style:family="table-column">
      <style:table-column-properties style:column-width="2.3083in" style:rel-column-width="21845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6035in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3465in"/>
    </style:style>
    <style:style style:name="Table5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5.A3" style:family="table-cell">
      <style:table-cell-properties style:vertical-align="middle" fo:padding-left="0.075in" fo:padding-right="0.075in" fo:padding-top="0.0194in" fo:padding-bottom="0.0194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6*"/>
    </style:style>
    <style:style style:name="Table6.C" style:family="table-column">
      <style:table-column-properties style:column-width="2.3083in" style:rel-column-width="21845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style:vertical-align="middle"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035in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4*"/>
    </style:style>
    <style:style style:name="Table7.B" style:family="table-column">
      <style:table-column-properties style:column-width="2.3083in" style:rel-column-width="21846*"/>
    </style:style>
    <style:style style:name="Table7.C" style:family="table-column">
      <style:table-column-properties style:column-width="2.3083in" style:rel-column-width="2184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4*"/>
    </style:style>
    <style:style style:name="Table8.B" style:family="table-column">
      <style:table-column-properties style:column-width="2.3083in" style:rel-column-width="21846*"/>
    </style:style>
    <style:style style:name="Table8.C" style:family="table-column">
      <style:table-column-properties style:column-width="2.3083in" style:rel-column-width="21845*"/>
    </style:style>
    <style:style style:name="Table8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8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8.2" style:family="table-row">
      <style:table-row-properties style:min-row-height="0.609in"/>
    </style:style>
    <style:style style:name="Table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4*"/>
    </style:style>
    <style:style style:name="Table9.B" style:family="table-column">
      <style:table-column-properties style:column-width="2.3083in" style:rel-column-width="21846*"/>
    </style:style>
    <style:style style:name="Table9.C" style:family="table-column">
      <style:table-column-properties style:column-width="2.3083in" style:rel-column-width="21845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4*"/>
    </style:style>
    <style:style style:name="Table10.B" style:family="table-column">
      <style:table-column-properties style:column-width="2.3083in" style:rel-column-width="21846*"/>
    </style:style>
    <style:style style:name="Table10.C" style:family="table-column">
      <style:table-column-properties style:column-width="2.3083in" style:rel-column-width="21845*"/>
    </style:style>
    <style:style style:name="Table10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style:vertical-align="middle" fo:padding="0.0382in" fo:border="0.05pt solid #000000"/>
    </style:style>
    <style:style style:name="Table10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6*"/>
    </style:style>
    <style:style style:name="Table11.C" style:family="table-column">
      <style:table-column-properties style:column-width="2.3083in" style:rel-column-width="21845*"/>
    </style:style>
    <style:style style:name="Table1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1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1.2" style:family="table-row">
      <style:table-row-properties style:min-row-height="0.609in"/>
    </style:style>
    <style:style style:name="Table11.A2" style:family="table-cell">
      <style:table-cell-properties style:vertical-align="middle" fo:padding="0.0382in" fo:border-left="0.05pt solid #000000" fo:border-right="none" fo:border-top="none" fo:border-bottom="none"/>
    </style:style>
    <style:style style:name="Table11.C2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6*"/>
    </style:style>
    <style:style style:name="Table12.C" style:family="table-column">
      <style:table-column-properties style:column-width="2.3083in" style:rel-column-width="21845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style:vertical-align="middle" fo:padding="0.0382in" fo:border="0.05pt solid #000000"/>
    </style:style>
    <style:style style:name="Table1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4*"/>
    </style:style>
    <style:style style:name="Table13.B" style:family="table-column">
      <style:table-column-properties style:column-width="2.3083in" style:rel-column-width="21846*"/>
    </style:style>
    <style:style style:name="Table13.C" style:family="table-column">
      <style:table-column-properties style:column-width="2.3083in" style:rel-column-width="21845*"/>
    </style:style>
    <style:style style:name="Table1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style:vertical-align="middle" fo:padding="0.0382in" fo:border="0.05pt solid #000000"/>
    </style:style>
    <style:style style:name="Table1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4*"/>
    </style:style>
    <style:style style:name="Table14.B" style:family="table-column">
      <style:table-column-properties style:column-width="2.3083in" style:rel-column-width="21846*"/>
    </style:style>
    <style:style style:name="Table14.C" style:family="table-column">
      <style:table-column-properties style:column-width="2.3083in" style:rel-column-width="21845*"/>
    </style:style>
    <style:style style:name="Table14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4.C1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14.2" style:family="table-row">
      <style:table-row-properties style:min-row-height="0.609in"/>
    </style:style>
    <style:style style:name="Table1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4812"/>
    </style:style>
    <style:style style:name="P2" style:family="paragraph" style:parent-style-name="Standard">
      <style:text-properties officeooo:paragraph-rsid="001fd7d2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b4812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e3e7" style:font-size-asian="12pt" style:font-size-complex="12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6df33" style:font-size-asian="12pt" style:font-size-complex="12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9a264" style:font-size-asian="12pt" style:font-size-complex="12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Times New Roman" fo:font-size="12pt" fo:font-weight="normal" officeooo:rsid="00089d5e" officeooo:paragraph-rsid="0017a3c0" style:font-size-asian="12pt" style:font-size-complex="12pt"/>
    </style:style>
    <style:style style:name="P10" style:family="paragraph" style:parent-style-name="Text_20_body">
      <style:paragraph-properties fo:line-height="150%"/>
      <style:text-properties style:font-name="Times New Roman" fo:font-size="12pt" fo:font-weight="normal" officeooo:paragraph-rsid="00196767" style:font-size-asian="12pt" style:font-size-complex="12pt"/>
    </style:style>
    <style:style style:name="P11" style:family="paragraph" style:parent-style-name="Text_20_body">
      <style:paragraph-properties fo:line-height="150%"/>
      <style:text-properties style:font-name="Times New Roman" fo:font-size="12pt" fo:font-weight="normal" officeooo:paragraph-rsid="001a6bf2" style:font-size-asian="12pt" style:font-size-complex="12pt"/>
    </style:style>
    <style:style style:name="P12" style:family="paragraph" style:parent-style-name="Text_20_body">
      <style:paragraph-properties fo:line-height="150%"/>
      <style:text-properties style:font-name="Times New Roman" fo:font-size="12pt" fo:font-weight="normal" officeooo:paragraph-rsid="001b4812" style:font-size-asian="12pt" style:font-size-complex="12pt"/>
    </style:style>
    <style:style style:name="P13" style:family="paragraph" style:parent-style-name="Text_20_body">
      <style:paragraph-properties fo:line-height="150%"/>
      <style:text-properties style:font-name="Times New Roman" fo:font-size="12pt" fo:font-weight="normal" officeooo:paragraph-rsid="0021e0aa" style:font-size-asian="12pt" style:font-size-complex="12pt"/>
    </style:style>
    <style:style style:name="P14" style:family="paragraph" style:parent-style-name="Text_20_body">
      <style:paragraph-properties fo:line-height="150%"/>
      <style:text-properties style:font-name="Times New Roman" fo:font-size="12pt" fo:font-weight="normal" officeooo:paragraph-rsid="0028ea37" style:font-size-asian="12pt" style:font-size-complex="12pt"/>
    </style:style>
    <style:style style:name="P15" style:family="paragraph" style:parent-style-name="Text_20_body">
      <style:paragraph-properties fo:line-height="150%"/>
      <style:text-properties style:font-name="Times New Roman" fo:font-size="12pt" officeooo:paragraph-rsid="0017a3c0" style:font-size-asian="12pt" style:font-size-complex="12pt"/>
    </style:style>
    <style:style style:name="P16" style:family="paragraph" style:parent-style-name="Text_20_body">
      <style:paragraph-properties fo:line-height="150%"/>
      <style:text-properties officeooo:rsid="0020306f" officeooo:paragraph-rsid="00261611"/>
    </style:style>
    <style:style style:name="P17" style:family="paragraph" style:parent-style-name="Text_20_body">
      <style:paragraph-properties fo:line-height="150%"/>
      <style:text-properties officeooo:rsid="0020306f" officeooo:paragraph-rsid="0026df33"/>
    </style:style>
    <style:style style:name="P18" style:family="paragraph" style:parent-style-name="Text_20_body">
      <style:paragraph-properties fo:line-height="150%"/>
      <style:text-properties officeooo:rsid="0020306f" officeooo:paragraph-rsid="0029a264"/>
    </style:style>
    <style:style style:name="P19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7a3c0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d3782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07226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61611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7c548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b521a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a3c0" officeooo:paragraph-rsid="0017a3c0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7a3c0" style:font-size-asian="12pt" style:font-size-complex="12pt"/>
    </style:style>
    <style:style style:name="P2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2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3782" style:font-size-asian="12pt" style:font-size-complex="12pt"/>
    </style:style>
    <style:style style:name="P3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1de3e7" style:font-size-asian="12pt" style:font-size-complex="12pt"/>
    </style:style>
    <style:style style:name="P3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1611" style:font-size-asian="12pt" style:font-size-complex="12pt"/>
    </style:style>
    <style:style style:name="P3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6df33" style:font-size-asian="12pt" style:font-size-complex="12pt"/>
    </style:style>
    <style:style style:name="P3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9a264" style:font-size-asian="12pt" style:font-size-complex="12pt"/>
    </style:style>
    <style:style style:name="P34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style:font-size-asian="12pt" style:font-size-complex="12pt"/>
    </style:style>
    <style:style style:name="P3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a6bf2" style:font-size-asian="12pt" style:font-size-complex="12pt"/>
    </style:style>
    <style:style style:name="P3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fo:font-weight="normal" officeooo:paragraph-rsid="001b4812" style:font-size-asian="12pt" style:font-size-complex="12pt"/>
    </style:style>
    <style:style style:name="P37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rsid="001a6bf2" officeooo:paragraph-rsid="001a6bf2" style:font-size-asian="12pt" style:font-size-complex="12pt"/>
    </style:style>
    <style:style style:name="P38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7a3c0" style:font-size-asian="12pt" style:font-size-complex="12pt"/>
    </style:style>
    <style:style style:name="P39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b4812" style:font-size-asian="12pt" style:font-size-complex="12pt"/>
    </style:style>
    <style:style style:name="P4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3782" style:font-size-asian="12pt" style:font-size-complex="12pt"/>
    </style:style>
    <style:style style:name="P4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1de3e7" style:font-size-asian="12pt" style:font-size-complex="12pt"/>
    </style:style>
    <style:style style:name="P42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1611" style:font-size-asian="12pt" style:font-size-complex="12pt"/>
    </style:style>
    <style:style style:name="P43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6df33" style:font-size-asian="12pt" style:font-size-complex="12pt"/>
    </style:style>
    <style:style style:name="P44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b521a" style:font-size-asian="12pt" style:font-size-complex="12pt"/>
    </style:style>
    <style:style style:name="P45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1ebe19" style:font-size-asian="12pt" style:font-size-complex="12pt"/>
    </style:style>
    <style:style style:name="P46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28ea37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7a3c0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a6bf2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b4812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7a3c0" officeooo:paragraph-rsid="001d378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7a3c0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a6bf2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b4812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3782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de3e7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1fd7d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1611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6df33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8ea37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9a264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96767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b481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96767" officeooo:paragraph-rsid="001d3782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b4812" officeooo:paragraph-rsid="001b4812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d3782" officeooo:paragraph-rsid="001d378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1611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1fd7d2" officeooo:paragraph-rsid="0026df33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333a2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1611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6df33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29a264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3c165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1611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6df33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8ea37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853c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6df33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6853c" officeooo:paragraph-rsid="0029a264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7c548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7c548" officeooo:paragraph-rsid="002cfd32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86e28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6e28" officeooo:paragraph-rsid="0029a264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8ea37" officeooo:paragraph-rsid="0028ea37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970ca" officeooo:paragraph-rsid="002970ca" style:font-size-asian="12pt" style:font-size-complex="12pt"/>
    </style:style>
    <style:style style:name="P8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a6bf2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b4812" style:text-blinking="false" fo:background-color="transparent" style:font-size-asian="12pt" style:font-size-complex="12pt"/>
    </style:style>
    <style:style style:name="P8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96767" style:text-blinking="false" fo:background-color="transparent" style:font-size-asian="12pt" style:font-size-complex="12pt"/>
    </style:style>
    <style:style style:name="P8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a6bf2" style:text-blinking="false" fo:background-color="transparent" style:font-size-asian="12pt" style:font-size-complex="12pt"/>
    </style:style>
    <style:style style:name="P9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96767" officeooo:paragraph-rsid="001b4812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4812" officeooo:paragraph-rsid="001b4812" style:text-blinking="false" fo:background-color="transparent" style:font-size-asian="12pt" style:font-size-complex="12pt"/>
    </style:style>
    <style:style style:name="P92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a6bf2" style:text-blinking="false" fo:background-color="transparent" style:font-size-asian="12pt" style:font-size-complex="12pt"/>
    </style:style>
    <style:style style:name="P93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officeooo:paragraph-rsid="001de3e7" style:text-blinking="false" fo:background-color="transparent" style:font-size-asian="12pt" style:font-size-complex="12pt"/>
    </style:style>
    <style:style style:name="P94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1ebe19" style:text-blinking="false" fo:background-color="transparent" style:font-size-asian="12pt" style:font-size-complex="12pt"/>
    </style:style>
    <style:style style:name="P95" style:family="paragraph" style:parent-style-name="Text_20_body">
      <style:paragraph-properties fo:line-height="150%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96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2ec4c8" style:font-size-asian="12pt" style:font-size-complex="12pt"/>
    </style:style>
    <style:style style:name="P97" style:family="paragraph" style:parent-style-name="Text_20_body">
      <style:paragraph-properties fo:line-height="150%" fo:text-align="start" style:justify-single-word="false"/>
      <style:text-properties style:font-name="Times New Roman" fo:font-size="12pt" fo:font-weight="normal" officeooo:rsid="00089d5e" officeooo:paragraph-rsid="001d3782" style:font-size-asian="12pt" style:font-size-complex="12pt"/>
    </style:style>
    <style:style style:name="P98" style:family="paragraph" style:parent-style-name="Text_20_body">
      <style:paragraph-properties fo:line-height="150%"/>
      <style:text-properties style:font-name="Times New Roman" fo:font-size="12pt" fo:font-weight="normal" officeooo:paragraph-rsid="003063e3" style:font-size-asian="12pt" style:font-size-complex="12pt"/>
    </style:style>
    <style:style style:name="P99" style:family="paragraph" style:parent-style-name="Text_20_body">
      <style:paragraph-properties fo:line-height="150%" fo:text-align="start" style:justify-single-word="false"/>
      <style:text-properties officeooo:paragraph-rsid="00261611"/>
    </style:style>
    <style:style style:name="P100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fo:font-weight="normal" officeooo:paragraph-rsid="002ec4c8" style:font-size-asian="12pt" style:font-size-complex="12pt"/>
    </style:style>
    <style:style style:name="P101" style:family="paragraph" style:parent-style-name="Text_20_body">
      <style:paragraph-properties fo:margin-top="0in" fo:margin-bottom="0.139in" loext:contextual-spacing="false" fo:line-height="150%" style:writing-mode="lr-tb"/>
      <style:text-properties style:font-name="Times New Roman" fo:font-size="12pt" officeooo:paragraph-rsid="002ec4c8" style:font-size-asian="12pt" style:font-size-complex="12pt"/>
    </style:style>
    <style:style style:name="P102" style:family="paragraph" style:parent-style-name="Text_20_body">
      <style:paragraph-properties fo:margin-top="0in" fo:margin-bottom="0.139in" loext:contextual-spacing="false" fo:line-height="138%" style:writing-mode="lr-tb"/>
      <style:text-properties style:font-name="Times New Roman" fo:font-size="12pt" officeooo:paragraph-rsid="003063e3" style:font-size-asian="12pt" style:font-size-complex="12pt"/>
    </style:style>
    <style:style style:name="P103" style:family="paragraph" style:parent-style-name="Text_20_body">
      <style:paragraph-properties fo:margin-top="0in" fo:margin-bottom="0.139in" loext:contextual-spacing="false" fo:line-height="15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paragraph-rsid="002ec4c8" style:text-blinking="false" fo:background-color="transparent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08e2" style:font-size-asian="12pt" style:font-size-complex="12pt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2ec4c8" style:font-size-asian="12pt" style:font-size-complex="12pt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e08e2" officeooo:paragraph-rsid="003063e3" style:font-size-asian="12pt" style:font-size-complex="12pt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2ec4c8" style:font-size-asian="12pt" style:font-size-complex="12pt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09bcda" officeooo:paragraph-rsid="003063e3" style:font-size-asian="12pt" style:font-size-complex="12pt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33a2" officeooo:paragraph-rsid="003063e3" style:font-size-asian="12pt" style:font-size-complex="12pt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2ec4c8" style:font-size-asian="12pt" style:font-size-complex="12pt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063e3" style:font-size-asian="12pt" style:font-size-complex="12pt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23c165" officeooo:paragraph-rsid="00318fd0" style:font-size-asian="12pt" style:font-size-complex="12pt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Times New Roman" fo:font-size="12pt" officeooo:rsid="00332311" officeooo:paragraph-rsid="00332311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09bcd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officeooo:rsid="0017a3c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6767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6bf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b4812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d378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1de3e7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07226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261611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6df33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officeooo:rsid="0028ea37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officeooo:rsid="0029a2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officeooo:rsid="002e08e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officeooo:rsid="002ec4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officeooo:rsid="00318fd0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09bcd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a3c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4812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3782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de3e7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96767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ebe19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722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3c165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c548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ea37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9a264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6df33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cfd32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ec4c8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8fd0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1611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089d5e" style:text-blinking="false" fo:background-color="transparent" loext:char-shading-value="0" style:font-size-asian="12pt" style:font-size-complex="12pt"/>
    </style:style>
    <style:style style:name="T38" style:family="text">
      <style:text-properties officeooo:rsid="003bc289"/>
    </style:style>
    <style:style style:name="T39" style:family="text">
      <style:text-properties officeooo:rsid="0017a3c0"/>
    </style:style>
    <style:style style:name="T40" style:family="text">
      <style:text-properties officeooo:rsid="00196767"/>
    </style:style>
    <style:style style:name="T41" style:family="text">
      <style:text-properties officeooo:rsid="001a6bf2"/>
    </style:style>
    <style:style style:name="T42" style:family="text">
      <style:text-properties officeooo:rsid="001b4812"/>
    </style:style>
    <style:style style:name="T43" style:family="text">
      <style:text-properties officeooo:rsid="0027c548"/>
    </style:style>
    <style:style style:name="T44" style:family="text">
      <style:text-properties officeooo:rsid="0009bcda"/>
    </style:style>
    <style:style style:name="T45" style:family="text">
      <style:text-properties officeooo:rsid="002cfd32"/>
    </style:style>
    <style:style style:name="T46" style:family="text">
      <style:text-properties officeooo:rsid="002e08e2"/>
    </style:style>
    <style:style style:name="T47" style:family="text">
      <style:text-properties officeooo:rsid="002ec4c8"/>
    </style:style>
    <style:style style:name="T48" style:family="text">
      <style:text-properties officeooo:rsid="003063e3"/>
    </style:style>
    <style:style style:name="T49" style:family="text">
      <style:text-properties officeooo:rsid="00318fd0"/>
    </style:style>
    <style:style style:name="T50" style:family="text">
      <style:text-properties officeooo:rsid="00349e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se Case Specification Table</text:p>
      <text:p text:style-name="P3"><text:bookmark text:name="docs-internal-guid-dbfc93aa-7fff-6a4c-b6ad-91cb1ea94cb3"/><text:span text:style-name="T1">Use case name</text:span><text:span text:style-name="T34"> <text:tab/><text:tab/></text:span><text:span text:style-name="T1">: </text:span><text:span text:style-name="T3">Pesan Tiket</text:span></text:p>
      <text:p text:style-name="P27"><text:span text:style-name="T1">Pre condition</text:span><text:span text:style-name="T34"> <text:tab/><text:tab/><text:tab/></text:span><text:span text:style-name="T1">: </text:span><text:span text:style-name="T3">Customer</text:span><text:span text:style-name="T2"> melakukan </text:span><text:span text:style-name="T3">pesan tiket melalui system</text:span></text:p>
      <text:p text:style-name="P38"><text:span text:style-name="T17">Post Condition <text:tab/><text:tab/>: </text:span><text:span text:style-name="T18">1. </text:span><text:span text:style-name="T19">Customer berhasil memesan tiket</text:span></text:p>
      <text:p text:style-name="P26"><text:tab/><text:tab/><text:tab/><text:tab/> <text:s/>2. Customer gagal memesan tiket</text:p>
      <text:p text:style-name="P37"><text:span text:style-name="T3"><text:tab/><text:tab/><text:tab/><text:tab/> <text:s/>3. </text:span><text:span text:style-name="T1">Customer ditolak </text:span></text:p>
      <text:p text:style-name="P19">Successful Condition : <text:span text:style-name="T39">Customer berhasil memesan tike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Customer</text:p>
          </table:table-cell>
          <table:table-cell table:style-name="Table2.A1" office:value-type="string">
            <text:p text:style-name="P51">System</text:p>
          </table:table-cell>
          <table:table-cell table:style-name="Table2.C1" office:value-type="string">
            <text:p text:style-name="P61">Admin</text:p>
          </table:table-cell>
        </table:table-row>
        <table:table-row>
          <table:table-cell table:style-name="Table2.A2" office:value-type="string">
            <text:p text:style-name="P51">1. <text:span text:style-name="T38">Use case ini dimulai ketika Customer melakukan pemesanan tiket melalui system</text:span></text:p>
          </table:table-cell>
          <table:table-cell table:style-name="Table2.A2" office:value-type="string">
            <text:p text:style-name="P51">2. System memeriksa validitas data</text:p>
          </table:table-cell>
          <table:table-cell table:style-name="Table2.C2" office:value-type="string">
            <text:p text:style-name="P61">4. menerima / menolak customer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1">3. System menyimpan data <text:span text:style-name="T39">customer dan meminta persetujuan admin</text:span></text:p>
          </table:table-cell>
          <table:table-cell table:style-name="Table2.C2" office:value-type="string">
            <text:p text:style-name="P51"/>
          </table:table-cell>
        </table:table-row>
        <table:table-row table:style-name="Table2.4"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7"><text:span text:style-name="T40">5</text:span>. System menerbitkan kode bayar</text:p>
          </table:table-cell>
          <table:table-cell table:style-name="Table2.C2" office:value-type="string">
            <text:p text:style-name="P47"/>
          </table:table-cell>
        </table:table-row>
      </table:table>
      <text:p text:style-name="P15"/>
      <text:p text:style-name="P10"><text:bookmark text:name="docs-internal-guid-bb1effa6-7fff-0b32-3c28-e6cfc80542fb"/><text:span text:style-name="T1">Alternative Condition 1</text:span><text:span text:style-name="T34"> </text:span><text:span text:style-name="T1">: </text:span><text:span text:style-name="T3">Customer gagal memesan tiket</text:span></text:p>
      <text:p text:style-name="P34"><text:span text:style-name="T1">Pre Condition : </text:span><text:span text:style-name="T4">Pada langkah kedua customer salah input data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7">Customer</text:p>
          </table:table-cell>
          <table:table-cell table:style-name="Table1.A1" office:value-type="string">
            <text:p text:style-name="P51">System</text:p>
          </table:table-cell>
        </table:table-row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88">3. System menampilkan pesan e<text:span text:style-name="T41">r</text:span>ror</text:p>
          </table:table-cell>
        </table:table-row>
        <table:table-row>
          <table:table-cell table:style-name="Table1.A3" office:value-type="string">
            <text:p text:style-name="P85"/>
          </table:table-cell>
          <table:table-cell table:style-name="Table1.A3" office:value-type="string">
            <text:p text:style-name="P88">4. Kembali pada proses no 1</text:p>
          </table:table-cell>
        </table:table-row>
      </table:table>
      <text:p text:style-name="P15"/>
      <text:p text:style-name="P11"><text:span text:style-name="T1">Alternative Condition </text:span><text:span text:style-name="T5">2</text:span><text:span text:style-name="T34"> </text:span><text:span text:style-name="T1">: </text:span><text:span text:style-name="T3">Customer </text:span><text:span text:style-name="T5">ditolak</text:span></text:p>
      <text:p text:style-name="P35"><text:span text:style-name="T1">Pre Condition : </text:span><text:span text:style-name="T4">Pada langkah ke </text:span><text:span text:style-name="T5">4</text:span><text:span text:style-name="T4"> customer </text:span><text:span text:style-name="T5">ditolak oleh admin</text:span>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48">Customer</text:p>
          </table:table-cell>
          <table:table-cell table:style-name="Table3.A1" office:value-type="string">
            <text:p text:style-name="P52">System</text:p>
          </table:table-cell>
        </table:table-row>
        <table:table-row>
          <table:table-cell table:style-name="Table3.A1" office:value-type="string">
            <text:p text:style-name="P86"/>
          </table:table-cell>
          <table:table-cell table:style-name="Table3.A1" office:value-type="string">
            <text:p text:style-name="P89"><text:span text:style-name="T41">5</text:span>. System menampilkan pesan <text:span text:style-name="T41">bahwa pesanan ditolak</text:span></text:p>
          </table:table-cell>
        </table:table-row>
      </table:table>
      <text:p text:style-name="P92"/>
      <text:p text:style-name="P4"><text:span text:style-name="T1">Use case name</text:span><text:span text:style-name="T34"> <text:tab/><text:tab/></text:span><text:span text:style-name="T1">: </text:span><text:span text:style-name="T6">Bayar Tiket</text:span></text:p>
      <text:p text:style-name="P28"><text:span text:style-name="T1">Pre condition</text:span><text:span text:style-name="T34"> <text:tab/><text:tab/><text:tab/></text:span><text:span text:style-name="T1">: </text:span><text:span text:style-name="T3">Customer</text:span><text:span text:style-name="T2"> melakukan </text:span><text:span text:style-name="T6">pembayaran</text:span><text:span text:style-name="T3"> tiket melalui system</text:span></text:p>
      <text:p text:style-name="P39"><text:span text:style-name="T17">Post Condition <text:tab/><text:tab/>: </text:span><text:span text:style-name="T18">1. </text:span><text:span text:style-name="T19">Customer berhasil me</text:span><text:span text:style-name="T20">mbayar </text:span><text:span text:style-name="T19">tiket</text:span></text:p>
      <text:p text:style-name="P39"><text:span text:style-name="T19"><text:tab/><text:tab/><text:tab/><text:tab/></text:span><text:span text:style-name="T20"> <text:s/>2. </text:span><text:span text:style-name="T19">Customer </text:span><text:span text:style-name="T20">gagal </text:span><text:span text:style-name="T19">me</text:span><text:span text:style-name="T20">mbayar </text:span><text:span text:style-name="T19">tiket</text:span></text:p>
      <text:p text:style-name="P20">Successful Condition : <text:span text:style-name="T39">Customer berhasil memesan tiket</text:span>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>
          <table:table-cell table:style-name="Table4.A1" office:value-type="string">
            <text:p text:style-name="P49">Customer</text:p>
          </table:table-cell>
          <table:table-cell table:style-name="Table4.A1" office:value-type="string">
            <text:p text:style-name="P53">System</text:p>
          </table:table-cell>
          <table:table-cell table:style-name="Table4.C1" office:value-type="string">
            <text:p text:style-name="P62">Admin</text:p>
          </table:table-cell>
        </table:table-row>
        <table:table-row>
          <table:table-cell table:style-name="Table4.A2" office:value-type="string">
            <text:p text:style-name="P53">1. <text:span text:style-name="T38">Use case ini dimulai ketika Customer melakukan pembayaran tiket melalui system</text:span></text:p>
          </table:table-cell>
          <table:table-cell table:style-name="Table4.A2" office:value-type="string">
            <text:p text:style-name="P53">2. System memeriksa validitas data</text:p>
          </table:table-cell>
          <table:table-cell table:style-name="Table4.C2" office:value-type="string">
            <text:p text:style-name="P62">4. menerima / menolak <text:span text:style-name="T42">pembayaran</text:span></text:p>
          </table:table-cell>
        </table:table-row>
        <table:table-row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. System menyimpan data <text:span text:style-name="T42">pembayaran dan meneruskan ke <text:s/>admin</text:span></text:p>
          </table:table-cell>
          <table:table-cell table:style-name="Table4.C2" office:value-type="string">
            <text:p text:style-name="P53"/>
          </table:table-cell>
        </table:table-row>
        <table:table-row table:style-name="Table4.4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64">5. System menerbitkan tiket</text:p>
          </table:table-cell>
          <table:table-cell table:style-name="Table4.C2" office:value-type="string">
            <text:p text:style-name="P49"/>
          </table:table-cell>
        </table:table-row>
      </table:table>
      <text:p text:style-name="P1"/>
      <text:p text:style-name="P12"><text:span text:style-name="T1">Alternative Condition 1</text:span><text:span text:style-name="T34"> </text:span><text:span text:style-name="T1">: </text:span><text:span text:style-name="T3">Customer gagal mem</text:span><text:span text:style-name="T6">bayar </text:span><text:span text:style-name="T3">tiket</text:span></text:p>
      <text:p text:style-name="P36"><text:span text:style-name="T1">Pre Condition : </text:span><text:span text:style-name="T4">Pada langkah ke </text:span><text:span text:style-name="T6">4</text:span><text:span text:style-name="T4"> </text:span><text:span text:style-name="T6">pembayaran ditolak admin (uang belum masuk)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49">Customer</text:p>
          </table:table-cell>
          <table:table-cell table:style-name="Table5.A1" office:value-type="string">
            <text:p text:style-name="P53">System</text:p>
          </table:table-cell>
        </table:table-row>
        <table:table-row>
          <table:table-cell table:style-name="Table5.A1" office:value-type="string">
            <text:p text:style-name="P91">6. Customer memeriksa kembali pembayaran yang telah dilakukan</text:p>
          </table:table-cell>
          <table:table-cell table:style-name="Table5.A1" office:value-type="string">
            <text:p text:style-name="P90"><text:span text:style-name="T42">5</text:span>. System menampilkan pesan e<text:span text:style-name="T41">r</text:span>ror</text:p>
          </table:table-cell>
        </table:table-row>
        <table:table-row>
          <table:table-cell table:style-name="Table5.A3" office:value-type="string">
            <text:p text:style-name="P87"/>
          </table:table-cell>
          <table:table-cell table:style-name="Table5.A3" office:value-type="string">
            <text:p text:style-name="P91">7. Kembali pada proses no 1</text:p>
          </table:table-cell>
        </table:table-row>
      </table:table>
      <text:p text:style-name="P5"><text:span text:style-name="T1"/></text:p>
      <text:p text:style-name="P5"><text:span text:style-name="T1">Use case name</text:span><text:span text:style-name="T34"> <text:tab/><text:tab/></text:span><text:span text:style-name="T1">: </text:span><text:span text:style-name="T6">B</text:span><text:span text:style-name="T7">atal</text:span><text:span text:style-name="T6"> Tiket</text:span></text:p>
      <text:p text:style-name="P29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7">mengajuan pembatalan tiket</text:span></text:p>
      <text:p text:style-name="P40"><text:span text:style-name="T17">Post Condition <text:tab/><text:tab/>: </text:span><text:span text:style-name="T18">1. </text:span><text:span text:style-name="T19">Customer berhasil </text:span><text:span text:style-name="T21">mengajukan pembatalan tiket</text:span></text:p>
      <text:p text:style-name="P21">Successful Condition : <text:span text:style-name="T39">Customer berhasil mengajukan pembatalan tike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0">Customer</text:p>
          </table:table-cell>
          <table:table-cell table:style-name="Table6.A1" office:value-type="string">
            <text:p text:style-name="P54">System</text:p>
          </table:table-cell>
          <table:table-cell table:style-name="Table6.C1" office:value-type="string">
            <text:p text:style-name="P63">Admin</text:p>
          </table:table-cell>
        </table:table-row>
        <table:table-row>
          <table:table-cell table:style-name="Table6.A2" office:value-type="string">
            <text:p text:style-name="P54">1. <text:span text:style-name="T38">Use case ini dimulai ketika Customer mengajukan pembatalan tiket melalui system</text:span></text:p>
          </table:table-cell>
          <table:table-cell table:style-name="Table6.A2" office:value-type="string">
            <text:p text:style-name="P54">2. System memeriksa validitas data</text:p>
          </table:table-cell>
          <table:table-cell table:style-name="Table6.C2" office:value-type="string">
            <text:p text:style-name="P63">4. menerima / menolak <text:span text:style-name="T42">pembatalan</text:span></text:p>
          </table:table-cell>
        </table:table-row>
        <table:table-row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54">3. System menyimpan data <text:span text:style-name="T42">pembayaran dan meneruskan ke <text:s/>admin</text:span></text:p>
          </table:table-cell>
          <table:table-cell table:style-name="Table6.C2" office:value-type="string">
            <text:p text:style-name="P54"/>
          </table:table-cell>
        </table:table-row>
        <table:table-row table:style-name="Table6.4">
          <table:table-cell table:style-name="Table6.A2" office:value-type="string">
            <text:p text:style-name="P54"/>
          </table:table-cell>
          <table:table-cell table:style-name="Table6.A2" office:value-type="string">
            <text:p text:style-name="P65">5. System memberikan hasil pengajuan</text:p>
          </table:table-cell>
          <table:table-cell table:style-name="Table6.C2" office:value-type="string">
            <text:p text:style-name="P50"/>
          </table:table-cell>
        </table:table-row>
      </table:table>
      <text:p text:style-name="P93"/>
      <text:p text:style-name="P6"><text:span text:style-name="T1">Use case name</text:span><text:span text:style-name="T34"> <text:tab/><text:tab/></text:span><text:span text:style-name="T1">: </text:span><text:span text:style-name="T14">Ambil</text:span><text:span text:style-name="T8"> kiriman barang </text:span></text:p>
      <text:p text:style-name="P30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9">men</text:span><text:span text:style-name="T14">gmbil </text:span><text:span text:style-name="T8">barang </text:span></text:p>
      <text:p text:style-name="P41"><text:span text:style-name="T17">Post Condition <text:tab/><text:tab/>: </text:span><text:span text:style-name="T18">1. </text:span><text:span text:style-name="T19">Customer berhasil </text:span><text:span text:style-name="T22">mengmbil</text:span><text:span text:style-name="T22"> barang</text:span></text:p>
      <text:p text:style-name="P41"><text:span text:style-name="T22"><text:tab/><text:tab/><text:tab/><text:tab/> <text:s/>2. Kiriman </text:span><text:span text:style-name="T25">mengalami kerusakan</text:span></text:p>
      <text:p text:style-name="P22">Successful Condition : <text:span text:style-name="T39">Customer berhasil mengmbil barang</text:span></text:p>
      <table:table table:name="Table7" table:style-name="Table7">
        <table:table-column table:style-name="Table7.A"/>
        <table:table-column table:style-name="Table7.B"/>
        <table:table-column table:style-name="Table7.C"/>
        <text:soft-page-break/>
        <table:table-row>
          <table:table-cell table:style-name="Table7.A1" office:value-type="string">
            <text:p text:style-name="P104">Admin</text:p>
          </table:table-cell>
          <table:table-cell table:style-name="Table7.A1" office:value-type="string">
            <text:p text:style-name="P55">System</text:p>
          </table:table-cell>
          <table:table-cell table:style-name="Table7.C1" office:value-type="string">
            <text:p text:style-name="P104">Customer</text:p>
          </table:table-cell>
        </table:table-row>
        <table:table-row>
          <table:table-cell table:style-name="Table7.A2" office:value-type="string">
            <text:p text:style-name="P111">4. <text:span text:style-name="T46">Admin</text:span> memasukan status penerimaan ke system</text:p>
          </table:table-cell>
          <table:table-cell table:style-name="Table7.A2" office:value-type="string">
            <text:p text:style-name="P68">2. System menampilkan data penerima</text:p>
          </table:table-cell>
          <table:table-cell table:style-name="Table7.C2" office:value-type="string">
            <text:p text:style-name="P108">1. <text:span text:style-name="T38">Use case ini dimulai ketika Customer mengambil barang</text:span></text:p>
          </table:table-cell>
        </table:table-row>
        <table:table-row>
          <table:table-cell table:style-name="Table7.A2" office:value-type="string">
            <text:p text:style-name="P72"/>
          </table:table-cell>
          <table:table-cell table:style-name="Table7.A2" office:value-type="string">
            <text:p text:style-name="P72">5. System menyimpan status barang</text:p>
          </table:table-cell>
          <table:table-cell table:style-name="Table7.C2" office:value-type="string">
            <text:p text:style-name="P109">3. Customer memeriksa barang yang diterima</text:p>
          </table:table-cell>
        </table:table-row>
      </table:table>
      <text:p text:style-name="P94"/>
      <text:p text:style-name="P13"><text:span text:style-name="T1">Alternative Condition 1</text:span><text:span text:style-name="T34"> </text:span><text:span text:style-name="T1">: </text:span><text:span text:style-name="T8">Kiriman </text:span><text:span text:style-name="T9">mengalami kerusakan</text:span></text:p>
      <text:p text:style-name="P45"><text:span text:style-name="T17">Pre Condition : </text:span><text:span text:style-name="T23">Pada langkah ke </text:span><text:span text:style-name="T26">3</text:span><text:span text:style-name="T23"> </text:span><text:span text:style-name="T24">kiriman</text:span><text:span text:style-name="T20"> </text:span><text:span text:style-name="T26">mengalami kerusakan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4">Admin</text:p>
          </table:table-cell>
          <table:table-cell table:style-name="Table8.A1" office:value-type="string">
            <text:p text:style-name="P56">System</text:p>
          </table:table-cell>
          <table:table-cell table:style-name="Table8.C1" office:value-type="string">
            <text:p text:style-name="P72">Customer</text:p>
          </table:table-cell>
        </table:table-row>
        <table:table-row table:style-name="Table8.2">
          <table:table-cell table:style-name="Table8.A2" office:value-type="string">
            <text:p text:style-name="P72">5. <text:span text:style-name="T46">Admin</text:span> meng<text:span text:style-name="T47">a</text:span>mbil kembali barang</text:p>
          </table:table-cell>
          <table:table-cell table:style-name="Table8.A2" office:value-type="string">
            <text:p text:style-name="P72">6. System menyimpan status</text:p>
          </table:table-cell>
          <table:table-cell table:style-name="Table8.C2" office:value-type="string">
            <text:p text:style-name="P72">4. Customer mengembalikan barang ke <text:span text:style-name="T46">admin</text:span></text:p>
          </table:table-cell>
        </table:table-row>
      </table:table>
      <text:p text:style-name="P2"/>
      <text:p text:style-name="P96"><text:span text:style-name="T1">Use case name</text:span><text:span text:style-name="T34"> <text:tab/><text:tab/></text:span><text:span text:style-name="T1">: </text:span><text:span text:style-name="T16">Penyerahan</text:span><text:span text:style-name="T8"> barang </text:span><text:span text:style-name="T16">oleh customer</text:span></text:p>
      <text:p text:style-name="P100"><text:span text:style-name="T1">Pre condition</text:span><text:span text:style-name="T34"> <text:tab/><text:tab/><text:tab/></text:span><text:span text:style-name="T1">: </text:span><text:span text:style-name="T3">Customer</text:span><text:span text:style-name="T2"> </text:span><text:span text:style-name="T15">Mengirim </text:span><text:span text:style-name="T8">barang </text:span></text:p>
      <text:p text:style-name="P101"><text:span text:style-name="T17">Post Condition <text:tab/><text:tab/>: </text:span><text:span text:style-name="T18">1. </text:span><text:span text:style-name="T19">Customer berhasil </text:span><text:span text:style-name="T32">Mengirim</text:span><text:span text:style-name="T22"> barang</text:span></text:p>
      <text:p text:style-name="P101"><text:span text:style-name="T22"><text:tab/><text:tab/><text:tab/><text:tab/> <text:s/>2. Kiriman </text:span><text:span text:style-name="T32">ditolak</text:span></text:p>
      <text:p text:style-name="P103">Successful Condition : <text:span text:style-name="T39">Customer berhasil mengirim barang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5">Admin</text:p>
          </table:table-cell>
          <table:table-cell table:style-name="Table13.A1" office:value-type="string">
            <text:p text:style-name="P107">System</text:p>
          </table:table-cell>
          <table:table-cell table:style-name="Table13.C1" office:value-type="string">
            <text:p text:style-name="P105">Customer</text:p>
          </table:table-cell>
        </table:table-row>
        <table:table-row>
          <table:table-cell table:style-name="Table13.A2" office:value-type="string">
            <text:p text:style-name="P109"><text:span text:style-name="T49">2</text:span>. <text:span text:style-name="T48">Admin</text:span> memeriksa barang yang <text:span text:style-name="T48">akan dikirim</text:span></text:p>
          </table:table-cell>
          <table:table-cell table:style-name="Table13.A2" office:value-type="string">
            <text:p text:style-name="P112"><text:span text:style-name="T49">4</text:span>. System menyimpan <text:span text:style-name="T48">data pengiriman</text:span> barang</text:p>
          </table:table-cell>
          <table:table-cell table:style-name="Table13.C2" office:value-type="string">
            <text:p text:style-name="P108"><text:span text:style-name="T48">1</text:span>. <text:span text:style-name="T38">Use case ini dimulai ketika Customer Mengirim barang</text:span></text:p>
          </table:table-cell>
        </table:table-row>
        <table:table-row>
          <table:table-cell table:style-name="Table13.A2" office:value-type="string">
            <text:p text:style-name="P110"><text:span text:style-name="T49">3</text:span>. <text:span text:style-name="T46">Admin</text:span> memasukan <text:span text:style-name="T48">data pengiriman</text:span> ke system</text:p>
          </table:table-cell>
          <table:table-cell table:style-name="Table13.A2" office:value-type="string">
            <text:p text:style-name="P113">5. Menerbitkan resi <text:span text:style-name="T50">(id)</text:span></text:p>
          </table:table-cell>
          <table:table-cell table:style-name="Table13.C2" office:value-type="string">
            <text:p text:style-name="P109"/>
          </table:table-cell>
        </table:table-row>
      </table:table>
      <text:p text:style-name="P95"/>
      <text:p text:style-name="P98"><text:span text:style-name="T1">Alternative Condition 1</text:span><text:span text:style-name="T34"> </text:span><text:span text:style-name="T1">: </text:span><text:span text:style-name="T8">Kiriman </text:span><text:span text:style-name="T16">ditolak</text:span></text:p>
      <text:p text:style-name="P102"><text:span text:style-name="T17">Pre Condition : </text:span><text:span text:style-name="T23">Pada langkah ke </text:span><text:span text:style-name="T26">3</text:span><text:span text:style-name="T23"> </text:span><text:span text:style-name="T24">kiriman</text:span><text:span text:style-name="T20"> </text:span><text:span text:style-name="T33">ditolak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06">Admin</text:p>
          </table:table-cell>
          <table:table-cell table:style-name="Table14.A1" office:value-type="string">
            <text:p text:style-name="P108">System</text:p>
          </table:table-cell>
          <table:table-cell table:style-name="Table14.C1" office:value-type="string">
            <text:p text:style-name="P111">Customer</text:p>
          </table:table-cell>
        </table:table-row>
        <table:table-row table:style-name="Table14.2">
          <table:table-cell table:style-name="Table14.A2" office:value-type="string">
            <text:p text:style-name="P111"/>
          </table:table-cell>
          <table:table-cell table:style-name="Table14.A2" office:value-type="string">
            <text:p text:style-name="P111"/>
          </table:table-cell>
          <table:table-cell table:style-name="Table14.C2" office:value-type="string">
            <text:p text:style-name="P111">4. <text:span text:style-name="T49">Admin</text:span> mengembalikan barang ke <text:span text:style-name="T49">customer</text:span></text:p>
          </table:table-cell>
        </table:table-row>
      </table:table>
      <text:p text:style-name="P99"><text:span text:style-name="T35">Use case name</text:span><text:span text:style-name="T37"> <text:tab/><text:tab/></text:span><text:span text:style-name="T35">: </text:span><text:span text:style-name="T36">Ganti rute sopir</text:span></text:p>
      <text:p text:style-name="P31"><text:span text:style-name="T1">Pre condition</text:span><text:span text:style-name="T34"> <text:tab/><text:tab/><text:tab/></text:span><text:span text:style-name="T1">: </text:span><text:span text:style-name="T10">Sopir ganti rute perjalanan</text:span></text:p>
      <text:p text:style-name="P42"><text:span text:style-name="T17">Post Condition <text:tab/><text:tab/>: </text:span><text:span text:style-name="T18">1. </text:span><text:span text:style-name="T29">Sopir mendapatkan rute perjalanan</text:span></text:p>
      <text:p text:style-name="P42"><text:span text:style-name="T22"><text:tab/><text:tab/><text:tab/><text:tab/> <text:s/>2. Kiriman </text:span><text:span text:style-name="T25">mengalami kerusakan</text:span></text:p>
      <text:p text:style-name="P23">Successful Condition : <text:span text:style-name="T39">Customer berhasil menerima barang</text:span></text:p>
      <table:table table:name="Table9" table:style-name="Table9">
        <table:table-column table:style-name="Table9.A"/>
        <table:table-column table:style-name="Table9.B"/>
        <table:table-column table:style-name="Table9.C"/>
        <text:soft-page-break/>
        <table:table-row>
          <table:table-cell table:style-name="Table9.A1" office:value-type="string">
            <text:p text:style-name="P69">Sopir</text:p>
          </table:table-cell>
          <table:table-cell table:style-name="Table9.A1" office:value-type="string">
            <text:p text:style-name="P57">System</text:p>
          </table:table-cell>
          <table:table-cell table:style-name="Table9.C1" office:value-type="string">
            <text:p text:style-name="P76">Admin</text:p>
          </table:table-cell>
        </table:table-row>
        <table:table-row>
          <table:table-cell table:style-name="Table9.A2" office:value-type="string">
            <text:p text:style-name="P57">1. <text:span text:style-name="T38">Use case ini dimulai ketika sopir menyerahkan barang <text:s/></text:span></text:p>
          </table:table-cell>
          <table:table-cell table:style-name="Table9.A2" office:value-type="string">
            <text:p text:style-name="P69">2. System menampilkan data penerima</text:p>
          </table:table-cell>
          <table:table-cell table:style-name="Table9.C2" office:value-type="string">
            <text:p text:style-name="P69">3. Customer memeriksa barang yang diterima</text:p>
          </table:table-cell>
        </table:table-row>
        <table:table-row>
          <table:table-cell table:style-name="Table9.A2" office:value-type="string">
            <text:p text:style-name="P73">4. Sopir memasukan status penerimaan ke system</text:p>
          </table:table-cell>
          <table:table-cell table:style-name="Table9.A2" office:value-type="string">
            <text:p text:style-name="P73">5. System menyimpan status barang</text:p>
          </table:table-cell>
          <table:table-cell table:style-name="Table9.C2" office:value-type="string">
            <text:p text:style-name="P66"/>
          </table:table-cell>
        </table:table-row>
      </table:table>
      <text:p text:style-name="P16"/>
      <text:p text:style-name="P7"><text:span text:style-name="T1">Use case name</text:span><text:span text:style-name="T34"> <text:tab/><text:tab/></text:span><text:span text:style-name="T1">: </text:span><text:span text:style-name="T11">Keberangkatan</text:span></text:p>
      <text:p text:style-name="P32"><text:span text:style-name="T1">Pre condition</text:span><text:span text:style-name="T34"> <text:tab/><text:tab/><text:tab/></text:span><text:span text:style-name="T1">: </text:span><text:span text:style-name="T11">Sopir memulai perjalanan</text:span></text:p>
      <text:p text:style-name="P43"><text:span text:style-name="T17">Post Condition <text:tab/><text:tab/>: </text:span><text:span text:style-name="T18">1. </text:span><text:span text:style-name="T27">Sopir memulai perjalanan</text:span></text:p>
      <text:p text:style-name="P43"><text:span text:style-name="T22"><text:tab/><text:tab/><text:tab/><text:tab/> <text:s/>2. </text:span><text:span text:style-name="T27">Kendaraan mengalami kendala</text:span></text:p>
      <text:p text:style-name="P24">Successful Condition : <text:span text:style-name="T43">Sopir memulai perjalanan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70">Sopir</text:p>
          </table:table-cell>
          <table:table-cell table:style-name="Table10.A1" office:value-type="string">
            <text:p text:style-name="P58">System</text:p>
          </table:table-cell>
          <table:table-cell table:style-name="Table10.C1" office:value-type="string">
            <text:p text:style-name="P77">Admin</text:p>
          </table:table-cell>
        </table:table-row>
        <table:table-row>
          <table:table-cell table:style-name="Table10.A2" office:value-type="string">
            <text:p text:style-name="P79">1. <text:span text:style-name="T38">Use case ini dimulai ketika sopir </text:span>akan memulai perjalanan</text:p>
          </table:table-cell>
          <table:table-cell table:style-name="Table10.A2" office:value-type="string">
            <text:p text:style-name="P81">2. System memberikan informasi perjalanan ke sopir</text:p>
          </table:table-cell>
          <table:table-cell table:style-name="Table10.C2" office:value-type="string">
            <text:p text:style-name="P81">3. Admin memberikan data data perjalanan ke sopir</text:p>
          </table:table-cell>
        </table:table-row>
        <table:table-row>
          <table:table-cell table:style-name="Table10.A2" office:value-type="string">
            <text:p text:style-name="P83">4. Sopir melakukan perjalanan</text:p>
          </table:table-cell>
          <table:table-cell table:style-name="Table10.A2" office:value-type="string">
            <text:p text:style-name="P74"/>
          </table:table-cell>
          <table:table-cell table:style-name="Table10.C2" office:value-type="string">
            <text:p text:style-name="P67"/>
          </table:table-cell>
        </table:table-row>
      </table:table>
      <text:p text:style-name="P17"/>
      <text:p text:style-name="P14"><text:span text:style-name="T1">Alternative Condition 1</text:span><text:span text:style-name="T34"> </text:span><text:span text:style-name="T1">: </text:span><text:span text:style-name="T12">Kendaraan mengalami kendala</text:span></text:p>
      <text:p text:style-name="P46"><text:span text:style-name="T17">Pre Condition : </text:span><text:span text:style-name="T23">Pada langkah ke </text:span><text:span text:style-name="T28">1</text:span><text:span text:style-name="T23"> </text:span><text:span text:style-name="T28">Kendaraan mengalami kendal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75">Sopir</text:p>
          </table:table-cell>
          <table:table-cell table:style-name="Table11.A1" office:value-type="string">
            <text:p text:style-name="P59">System</text:p>
          </table:table-cell>
          <table:table-cell table:style-name="Table11.C1" office:value-type="string">
            <text:p text:style-name="P83">Admin</text:p>
          </table:table-cell>
        </table:table-row>
        <table:table-row table:style-name="Table11.2">
          <table:table-cell table:style-name="Table11.A2" office:value-type="string">
            <text:p text:style-name="P83">2. Sopir melapor ke admin</text:p>
          </table:table-cell>
          <table:table-cell table:style-name="Table11.A2" office:value-type="string">
            <text:p text:style-name="P83">4. Memberikan data kendaraan yang tersedia</text:p>
          </table:table-cell>
          <table:table-cell table:style-name="Table11.C2" office:value-type="string">
            <text:p text:style-name="P83">3. Admin menerima laporan dan memeriksa kendaraan pengganti melalui system</text:p>
          </table:table-cell>
        </table:table-row>
        <table:table-row table:style-name="Table11.2">
          <table:table-cell table:style-name="Table11.A3" office:value-type="string">
            <text:p text:style-name="P84">6. Kembali ke proses no. 1</text:p>
          </table:table-cell>
          <table:table-cell table:style-name="Table11.A3" office:value-type="string">
            <text:p text:style-name="P75"/>
          </table:table-cell>
          <table:table-cell table:style-name="Table11.C3" office:value-type="string">
            <text:p text:style-name="P84">5. Admin memberikan kendaraan pengganti ke sopir</text:p>
          </table:table-cell>
        </table:table-row>
      </table:table>
      <text:p text:style-name="P8"><text:span text:style-name="T1">Use case name</text:span><text:span text:style-name="T34"> <text:tab/><text:tab/></text:span><text:span text:style-name="T1">: </text:span><text:span text:style-name="T13">Datang</text:span></text:p>
      <text:p text:style-name="P33"><text:span text:style-name="T1">Pre condition</text:span><text:span text:style-name="T34"> <text:tab/><text:tab/><text:tab/></text:span><text:span text:style-name="T1">: </text:span><text:span text:style-name="T11">Sopir </text:span><text:span text:style-name="T13">sampai tujuan</text:span></text:p>
      <text:p text:style-name="P44"><text:span text:style-name="T17">Post Condition <text:tab/><text:tab/>: </text:span><text:span text:style-name="T18">1. </text:span><text:span text:style-name="T30">Sopir </text:span><text:span text:style-name="T29">sampai tujuan</text:span></text:p>
      <text:p text:style-name="P25">Successful Condition : <text:span text:style-name="T44">Sopir sampai tujuan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71">Sopir</text:p>
          </table:table-cell>
          <table:table-cell table:style-name="Table12.A1" office:value-type="string">
            <text:p text:style-name="P60">System</text:p>
          </table:table-cell>
          <table:table-cell table:style-name="Table12.C1" office:value-type="string">
            <text:p text:style-name="P78">Admin</text:p>
          </table:table-cell>
        </table:table-row>
        <table:table-row>
          <table:table-cell table:style-name="Table12.A2" office:value-type="string">
            <text:p text:style-name="P80">1. <text:span text:style-name="T38">Use case ini dimulai ketika </text:span><text:span text:style-name="T18"><text:s/></text:span><text:span text:style-name="T30">Sopir </text:span><text:span text:style-name="T29">sampai tujuan </text:span><text:span text:style-name="T31">dan lapor melalui system</text:span></text:p>
          </table:table-cell>
          <table:table-cell table:style-name="Table12.A2" office:value-type="string">
            <text:p text:style-name="P82">2. System memberikan informasi <text:span text:style-name="T45">perjalanan</text:span> <text:span text:style-name="T45">ke admin</text:span></text:p>
          </table:table-cell>
          <table:table-cell table:style-name="Table12.C2" office:value-type="string">
            <text:p text:style-name="P82">3. <text:span text:style-name="T45">Admin menerima laporan dan melakukan tindakan jika diperlukan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22:33:36.246147216</meta:creation-date>
    <dc:date>2018-12-03T13:57:40.306536757</dc:date>
    <meta:editing-duration>PT1H56M37S</meta:editing-duration>
    <meta:editing-cycles>24</meta:editing-cycles>
    <meta:generator>LibreOffice/6.0.6.2$Linux_X86_64 LibreOffice_project/00m0$Build-2</meta:generator>
    <meta:document-statistic meta:table-count="14" meta:image-count="0" meta:object-count="0" meta:page-count="4" meta:paragraph-count="143" meta:word-count="754" meta:character-count="5006" meta:non-whitespace-character-count="4288"/>
  </office:meta>
</office:document-meta>
</file>